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paragraph-properties fo:margin-top="0in" fo:margin-bottom="0in"/>
    </style:style>
    <style:style style:name="P757" style:family="paragraph" style:parent-style-name="Text_20_body" style:list-style-name="L20">
    </style:style>
    <style:style style:name="P758" style:family="paragraph" style:parent-style-name="Text_20_body" style:list-style-name="L21">
      <style:paragraph-properties fo:margin-top="0in" fo:margin-bottom="0in"/>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2">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
      <style:paragraph-properties fo:margin-top="0in" fo:margin-bottom="0in"/>
    </style:style>
    <style:style style:name="P774" style:family="paragraph" style:parent-style-name="Text_20_body" style:list-style-name="L24">
      <style:paragraph-properties fo:margin-top="0in" fo:margin-bottom="0in"/>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5">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Text_20_body" style:list-style-name="L26">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20, 2022 (12: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list-item>
      </text:list>
      <text:p text:style-name="First_20_paragraph">Solution</text:p>
      <text:p text:style-name="Text_20_body">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 text:style-name="L20">
        <text:list-item>
          <text:p text:style-name="P757">(4pts) Circle the correct identifiers:</text:p>
          <text:list text:style-name="L21">
            <text:list-item>
              <text:p text:style-name="P758"><text:span text:style-name="Source_Text">%Rate</text:span></text:p>
            </text:list-item>
            <text:list-item>
              <text:p text:style-name="P758"><text:span text:style-name="Source_Text">static</text:span></text:p>
            </text:list-item>
            <text:list-item>
              <text:p text:style-name="P758"><text:span text:style-name="Source_Text">my-variable</text:span></text:p>
            </text:list-item>
            <text:list-item>
              <text:p text:style-name="P758"><text:span text:style-name="Source_Text">User.Input</text:span></text:p>
            </text:list-item>
            <text:list-item>
              <text:p text:style-name="P758"><text:span text:style-name="Source_Text">YoUrNaMe21</text:span></text:p>
            </text:list-item>
            <text:list-item>
              <text:p text:style-name="P758"><text:span text:style-name="Source_Text">test_train</text:span></text:p>
            </text:list-item>
            <text:list-item>
              <text:p text:style-name="P758"><text:span text:style-name="Source_Text">_myIdentifier</text:span></text:p>
            </text:list-item>
          </text:list>
        </text:list-item>
      </text:list>
      <text:p text:style-name="First_20_paragraph">Solution</text:p>
      <text:p text:style-name="P759">Valid identifiers can not include reserved words, can not start with a number, and must contain only numbers, letters, and/or the underscore character. The identifiers below follow these rules.</text:p>
      <text:p text:style-name="P760">```</text:p>
      <text:p text:style-name="P761">my-variable</text:p>
      <text:p text:style-name="P762">YoUrNaMe21</text:p>
      <text:p text:style-name="P763">test_train</text:p>
      <text:p text:style-name="P764">_myIdentifier</text:p>
      <text:p text:style-name="P765">```</text:p>
      <text:list text:style-name="L22">
        <text:list-item>
          <text:p text:style-name="P76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
      <text:p text:style-name="First_20_paragraph">Solution</text:p>
      <text:p text:style-name="P767"><text:s text:c="4"/>Statement | Rule | Convention</text:p>
      <text:p text:style-name="P768">-----------| ----- | ----- | <text:s text:c="1"/></text:p>
      <text:p text:style-name="P769">Case matters. | <text:s text:c="8"/>✓ <text:s text:c="10"/>| <text:s text:c="18"/></text:p>
      <text:p text:style-name="P770">Variable names should be descriptive. | <text:s text:c="16"/>| <text:s text:c="10"/>✓ <text:s text:c="6"/></text:p>
      <text:p text:style-name="P771">Keywords cannot be used as identifiers. | <text:s text:c="10"/>✓ <text:s text:c="10"/>| <text:s text:c="10"/></text:p>
      <text:p text:style-name="P772">Each ".cs" file should contain exactly one class. | <text:s text:c="16"/>| <text:s text:c="10"/>✓</text:p>
      <text:list text:style-name="L23">
        <text:list-item>
          <text:p text:style-name="P773">(4 pts) Write a statement that would display, “Hi Mom!” (<text:span text:style-name="T1">with</text:span> the quotes) followed by a new line on the screen.</text:p>
        </text:list-item>
      </text:list>
      <text:p text:style-name="First_20_paragraph">Solution</text:p>
      <text:p text:style-name="Text_20_body"><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 text:style-name="L24">
        <text:list-item>
          <text:p text:style-name="P774">(5 pts) Write a series of statements that would</text:p>
          <text:list>
            <text:list-item>
              <text:p text:style-name="P774">declare an <text:span text:style-name="DataTypeTok">int</text:span> variable called “myAge”,</text:p>
            </text:list-item>
            <text:list-item>
              <text:p text:style-name="P774">assign your age to that variable,</text:p>
            </text:list-item>
            <text:list-item>
              <text:p text:style-name="P774">display “My age is”, the value of the “myAge” variable, a period, and finally a new line.</text:p>
            </text:list-item>
          </text:list>
          <text:p text:style-name="P774">Solution</text:p>
          <text:p text:style-name="P775">int myAge;</text:p>
          <text:p text:style-name="P776">myAge = 21;</text:p>
          <text:p text:style-name="P777">Console.WriteLine("My age is " + myAge + ".\n");</text:p>
        </text:list-item>
        <text:list-item>
          <text:p text:style-name="P774">(Bonus) Give examples of situations where the adage “<text:span text:style-name="T1">Spaces and new lines don’t matter in programs</text:span>” is actually erroneous.</text:p>
        </text:list-item>
      </text:list>
      <text:p text:style-name="First_20_paragraph">Solution</text:p>
      <text:p text:style-name="Text_20_body">Spaces and newlines matter when they are used in string data, as whitespace in strings is formatted exactly how it’s typed. Whitespace also matters inbetween words: words in C# must have at least one space between them in order to be compiled correctly (e.g. ‘static void Main()’ and ‘int days = 7’). If there were no spaces in either of the examples, neither of them would compile. They also matter for in-line comments.</text:p>
      <text:p text:style-name="P778">// My comment</text:p>
      <text:p text:style-name="P779">int x;</text:p>
      <text:p text:style-name="P780">x = 10;</text:p>
      <text:p text:style-name="First_20_paragraph">If you remove the first newline, the program would not compile.</text:p>
      <text:h text:style-name="Heading_20_2" text:outline-level="2"><text:bookmark-start text:name="quiz-2"/>Quiz 2<text:bookmark-end text:name="quiz-2"/></text:h>
      <text:list text:style-name="L25">
        <text:list-item>
          <text:p text:style-name="P781">(2 pts) What is the relational operator used to determine whenever two values are equal?</text:p>
          <text:p text:style-name="P781">Solution</text:p>
          <text:p text:style-name="P781">The operator is two equal signs, <text:span text:style-name="OperatorTok">==</text:span>, not to be confused with a single equal sign, <text:span text:style-name="OperatorTok">=</text:span>, used for assignment.</text:p>
        </text:list-item>
        <text:list-item>
          <text:p text:style-name="P781">(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81">Solution</text:p>
          <text:p text:style-name="P781">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81">(5pts) Write a <text:span text:style-name="NormalTok">boolean</text:span> expression that evaluates to <text:span text:style-name="KeywordTok">true</text:span> if a variable <text:span text:style-name="NormalTok">x</text:span> is between -10 (excluded) and 10 (included).</text:p>
          <text:p text:style-name="P781">Solution</text:p>
          <text:p text:style-name="P781">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81">Note that there was no need to write an <text:span text:style-name="KeywordTok">if</text:span> statement or a complete statement: onyl the expression was required.</text:p>
        </text:list-item>
        <text:list-item>
          <text:p text:style-name="P781">(3 pts) What will be displayed on the screen by the following program?</text:p>
          <text:p text:style-name="P782">int x = 5, y = 1, z = 2;</text:p>
          <text:p text:style-name="P783">if (x != z || y &lt; z ) {x += y;}</text:p>
          <text:p text:style-name="P784">if (z &gt; y) {if (z % 2 == 0) {z -= 3;} else {z += x;}} else {x = y + z;}</text:p>
          <text:p text:style-name="P785">Console.WriteLine($"x is {x}, y is {y}, and z is {z}.");</text:p>
          <text:p text:style-name="P781">Solution</text:p>
          <text:p text:style-name="P781">This program would display:</text:p>
          <text:p text:style-name="P786">x is 6, y is 1, and z is -1.</text:p>
          <text:p text:style-name="P787"/>
          <text:p text:style-name="P788">Press any key to continue...</text:p>
        </text:list-item>
        <text:list-item>
          <text:p text:style-name="P781">(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81">Solution</text:p>
          <text:p text:style-name="P789">if(month=="July" &amp;&amp; temperature&lt;=90)</text:p>
          <text:p text:style-name="P790"><text:s text:c="4"/>Console.WriteLine("What a nice summer day!");</text:p>
          <text:p text:style-name="P791">else if (temperature &gt;= 45 &amp;&amp; temperature &lt;= 60)</text:p>
          <text:p text:style-name="P792"><text:s text:c="4"/>Console.WriteLine("Better wear a jacket!");</text:p>
          <text:p text:style-name="P793">else if (month == "December")</text:p>
          <text:p text:style-name="P794"><text:s text:c="4"/>Console.WriteLine("Happy Holidays!");</text:p>
          <text:p text:style-name="P795">else</text:p>
          <text:p text:style-name="P796"><text:s text:c="4"/>Console.WriteLine("Have a nice day!")</text:p>
        </text:list-item>
        <text:list-item>
          <text:p text:style-name="P781">(Bonus) Give a program that displays “Leap year” if a <text:span text:style-name="NormalTok">year</text:span> variable is</text:p>
          <text:list>
            <text:list-item>
              <text:p text:style-name="P796">divisible by 4; and</text:p>
            </text:list-item>
            <text:list-item>
              <text:p text:style-name="P796">not divisible by 100, unless it is also divisible by 400.</text:p>
            </text:list-item>
          </text:list>
          <text:p text:style-name="P781">Your program should correctly identify 2000 and 2400 as leap years, and 1800, 1900, 2100, 2200, 2300, or 2500 as <text:span text:style-name="T1">not</text:span> leap years.</text:p>
          <text:p text:style-name="P781">Solution</text:p>
          <text:p text:style-name="P797">if (year % 4 == 0 &amp;&amp; (year % 100 != 0 || year % 400 == 0))</text:p>
          <text:p text:style-name="P798"><text:s text:c="4"/>{</text:p>
          <text:p text:style-name="P799"><text:s text:c="8"/>Console.WriteLine("The year " + year + " is a leap year.");</text:p>
          <text:p text:style-name="P800"><text:s text:c="4"/>}</text:p>
          <text:p text:style-name="P801">else</text:p>
          <text:p text:style-name="P802"><text:s text:c="4"/>{</text:p>
          <text:p text:style-name="P803"><text:s text:c="8"/>Console.WriteLine("The year " + year + " is not a leap year.");</text:p>
          <text:p text:style-name="P804"><text:s text:c="4"/>}</text:p>
        </text:list-item>
      </text:list>
      <text:h text:style-name="Heading_20_2" text:outline-level="2"><text:bookmark-start text:name="quiz-3"/>Quiz 3<text:bookmark-end text:name="quiz-3"/></text:h>
      <text:list text:style-name="L26">
        <text:list-item>
          <text:p text:style-name="P805">(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p text:style-name="P805">Solution</text:p>
          <text:p text:style-name="P806">switch(iceCreamFlavor)</text:p>
          <text:p text:style-name="P807">{</text:p>
          <text:p text:style-name="P808"><text:s text:c="4"/>case "vanilla":</text:p>
          <text:p text:style-name="P809"><text:s text:c="8"/>price = 1.50m;</text:p>
          <text:p text:style-name="P810"><text:s text:c="8"/>break;</text:p>
          <text:p text:style-name="P811"><text:s text:c="4"/>case "chocolate":</text:p>
          <text:p text:style-name="P812"><text:s text:c="4"/>case "mint":</text:p>
          <text:p text:style-name="P813"><text:s text:c="8"/>price = 1.75m;</text:p>
          <text:p text:style-name="P814"><text:s text:c="8"/>break;</text:p>
          <text:p text:style-name="P815"><text:s text:c="4"/>default:</text:p>
          <text:p text:style-name="P816"><text:s text:c="8"/>price = -1;</text:p>
          <text:p text:style-name="P817"><text:s text:c="8"/>break;</text:p>
          <text:p text:style-name="P818">}</text:p>
        </text:list-item>
        <text:list-item>
          <text:p text:style-name="P805">(2 pts) Write a statement that applies the increment operator in prefix position to a variable <text:span text:style-name="NormalTok">test</text:span>.</text:p>
          <text:p text:style-name="P805">Solution</text:p>
          <text:p text:style-name="P805"><text:span text:style-name="OperatorTok">--</text:span><text:span text:style-name="NormalTok">test</text:span><text:span text:style-name="OperatorTok">;</text:span></text:p>
        </text:list-item>
        <text:list-item>
          <text:p text:style-name="P805">(3 pts) What will be displayed on the screen by the following program?</text:p>
          <text:p text:style-name="P819">int x = 10;</text:p>
          <text:p text:style-name="P820">x--;</text:p>
          <text:p text:style-name="P821">while(x &gt; 0){</text:p>
          <text:p text:style-name="P822"><text:s text:c="4"/>Console.Write(x);</text:p>
          <text:p text:style-name="P823">}</text:p>
          <text:p text:style-name="P805">Solution</text:p>
          <text:p text:style-name="P805"><text:span text:style-name="DecValTok">9</text:span> repeating forever</text:p>
        </text:list-item>
        <text:list-item>
          <text:p text:style-name="P805">(8 pts) Write a <text:span text:style-name="KeywordTok">while</text:span> loop that displays “1 2 3 4 5 6 7 8 9 10 11 12 13” (spaces included!) at the screen.</text:p>
          <text:p text:style-name="P805">Solution</text:p>
          <text:p text:style-name="P824">int num = 1;</text:p>
          <text:p text:style-name="P825">while(num &lt;= 13)</text:p>
          <text:p text:style-name="P826"><text:s text:c="4"/>Console.Write($"{num++} ");</text:p>
        </text:list-item>
        <text:list-item>
          <text:p text:style-name="P805">(+3+2 pt, bonus) Give (on the back of this sheet) a program that displays every multiple of 3 between 0 and 10,000 (that is, “0 3 6 9 12 … 9999”). Bonus (again!): display how many such numbers there are in total.</text:p>
          <text:p text:style-name="P805">Solution</text:p>
          <text:p text:style-name="P827">int threeCtr = 0, multipleCtr = 0;</text:p>
          <text:p text:style-name="P828">while(threeCtr &lt; 10000)</text:p>
          <text:p text:style-name="P829">{</text:p>
          <text:p text:style-name="P830"><text:s text:c="4"/>Console.Write($"{threeCtr} ");</text:p>
          <text:p text:style-name="P831"><text:s text:c="4"/>threeCtr += 3;</text:p>
          <text:p text:style-name="P832"><text:s text:c="4"/>multipleCtr++;</text:p>
          <text:p text:style-name="P833">}</text:p>
          <text:p text:style-name="P834"/>
          <text:p text:style-name="P835">Console.WriteLine($"\nThere are {multipleCtr} multiples of 3 from 0 to 10,00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8:36Z</meta:creation-date>
    <dc:date>2022-03-20T16:58:36Z</dc:date>
    <meta:user-defined meta:name="date" meta:value-type="string">March  20, 2022 (12: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